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6.109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2.812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gr10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fo:min-height="1.025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1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1pt" fo:font-style="normal" style:font-size-asian="13pt" style:font-style-asian="normal" style:font-size-complex="13pt" style:font-style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6.359cm" svg:x="4.866cm" svg:y="1.599cm">
          <text:p text:style-name="P5">Tambah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.255cm" svg:height="0.762cm" svg:x="5.12cm" svg:y="5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6cm" svg:y="4.441cm">
          <draw:text-box>
            <text:p><text:span text:style-name="T1">Mata Kuliah</text:span></text:p>
          </draw:text-box>
        </draw:frame>
        <draw:custom-shape draw:style-name="gr6" draw:text-style-name="P6" draw:layer="layout" svg:width="8.255cm" svg:height="0.762cm" svg:x="5.121cm" svg:y="6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7cm" svg:y="6.042cm">
          <draw:text-box>
            <text:p><text:span text:style-name="T1">Jenis Ujian</text:span></text:p>
          </draw:text-box>
        </draw:frame>
        <draw:custom-shape draw:style-name="gr8" draw:text-style-name="P6" draw:layer="layout" svg:width="3.312cm" svg:height="0.762cm" svg:x="5.121cm" svg:y="10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7cm" svg:y="9.642cm">
          <draw:text-box>
            <text:p><text:span text:style-name="T1">Waktu Ujian</text:span></text:p>
          </draw:text-box>
        </draw:frame>
        <draw:frame draw:style-name="gr7" draw:text-style-name="P7" draw:layer="layout" svg:width="8.128cm" svg:height="0.763cm" svg:x="4.867cm" svg:y="7.742cm">
          <draw:text-box>
            <text:p><text:span text:style-name="T1">Jenis Soal Ujian</text:span></text:p>
          </draw:text-box>
        </draw:frame>
        <draw:frame draw:style-name="gr9" draw:text-style-name="P8" draw:layer="layout" svg:width="8.128cm" svg:height="0.683cm" svg:x="5.667cm" svg:y="8.343cm">
          <draw:text-box>
            <text:p><text:span text:style-name="T2">Pilihan Ganda</text:span></text:p>
          </draw:text-box>
        </draw:frame>
        <draw:frame draw:style-name="gr9" draw:text-style-name="P8" draw:layer="layout" svg:width="8.128cm" svg:height="0.683cm" svg:x="5.667cm" svg:y="8.944cm">
          <draw:text-box>
            <text:p><text:span text:style-name="T2">Essai</text:span></text:p>
          </draw:text-box>
        </draw:frame>
        <draw:custom-shape draw:style-name="gr10" draw:text-style-name="P9" draw:layer="layout" svg:width="0.381cm" svg:height="0.381cm" svg:x="5.347cm" svg:y="8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381cm" svg:height="0.381cm" svg:x="5.347cm" svg:y="9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93cm" svg:height="0.763cm" svg:x="8.968cm" svg:y="9.643cm">
          <draw:text-box>
            <text:p><text:span text:style-name="T1">Jam Mulai</text:span></text:p>
          </draw:text-box>
        </draw:frame>
        <draw:frame draw:style-name="gr11" draw:text-style-name="P7" draw:layer="layout" svg:width="3.819cm" svg:height="1.275cm" svg:x="13.232cm" svg:y="9.625cm">
          <draw:text-box>
            <text:p><text:span text:style-name="T1">Jam Berakhir</text:span></text:p>
          </draw:text-box>
        </draw:frame>
        <draw:custom-shape draw:style-name="gr6" draw:text-style-name="P6" draw:layer="layout" svg:width="8.255cm" svg:height="0.762cm" svg:x="5.122cm" svg:y="12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68cm" svg:y="11.443cm">
          <draw:text-box>
            <text:p><text:span text:style-name="T1">Keterangan Ujian</text:span></text:p>
          </draw:text-box>
        </draw:frame>
        <draw:custom-shape draw:style-name="gr12" draw:text-style-name="P10" draw:layer="layout" svg:width="1.905cm" svg:height="0.762cm" svg:x="5.12cm" svg:y="13.253cm">
          <text:p text:style-name="P5"><text:span text:style-name="T3">Simp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1cm" svg:height="0.762cm" svg:x="7.42cm" svg:y="13.253cm">
          <text:p text:style-name="P5"><text:span text:style-name="T3">Ba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642cm" svg:height="0.762cm" svg:x="9.32cm" svg:y="13.253cm">
          <text:p text:style-name="P5"><text:span text:style-name="T3">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312cm" svg:height="0.762cm" svg:x="9.221cm" svg:y="10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312cm" svg:height="0.762cm" svg:x="13.421cm" svg:y="10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8.255cm" svg:height="0.762cm" svg:x="5.124cm" svg:y="3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8.128cm" svg:height="0.763cm" svg:x="4.87cm" svg:y="2.845cm">
          <draw:text-box>
            <text:p><text:span text:style-name="T1">Tahun Akadem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30T11:09:32.457407166</dc:date>
    <meta:editing-duration>PT2H36M3S</meta:editing-duration>
    <meta:editing-cycles>18</meta:editing-cycles>
    <meta:generator>LibreOffice/5.1.6.2$Linux_x86 LibreOffice_project/10m0$Build-2</meta:generator>
    <meta:document-statistic meta:object-count="28"/>
  </office:meta>
</office:document-meta>
</file>